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style:min-row-height="1.129cm" fo:keep-together="auto"/>
    </style:style>
    <style:style style:name="Tabla1.12" style:family="table-row">
      <style:table-row-properties style:min-row-height="0.353cm" fo:keep-together="auto"/>
    </style:style>
    <style:style style:name="Tabla1.A12" style:family="table-cell">
      <style:table-cell-properties fo:padding-left="0.199cm" fo:padding-right="0.191cm" fo:padding-top="0cm" fo:padding-bottom="0cm" fo:border="0.5pt solid #000001"/>
    </style:style>
    <style:style style:name="Tabla1.13" style:family="table-row">
      <style:table-row-properties style:min-row-height="0.635cm" fo:keep-together="auto"/>
    </style:style>
    <style:style style:name="Tabla1.14" style:family="table-row">
      <style:table-row-properties fo:keep-together="auto"/>
    </style:style>
    <style:style style:name="Tabla1.A14" style:family="table-cell">
      <style:table-cell-properties fo:padding-left="0.199cm" fo:padding-right="0.191cm" fo:padding-top="0cm" fo:padding-bottom="0cm" fo:border="0.5pt solid #000001"/>
    </style:style>
    <style:style style:name="Tabla1.15" style:family="table-row">
      <style:table-row-properties style:min-row-height="1.094cm" fo:keep-together="auto"/>
    </style:style>
    <style:style style:name="Tabla1.16" style:family="table-row">
      <style:table-row-properties fo:keep-together="auto"/>
    </style:style>
    <style:style style:name="Tabla1.A16" style:family="table-cell">
      <style:table-cell-properties fo:padding-left="0.199cm" fo:padding-right="0.191cm" fo:padding-top="0cm" fo:padding-bottom="0cm" fo:border="0.5pt solid #000001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style:min-row-height="0.529cm" fo:keep-together="auto"/>
    </style:style>
    <style:style style:name="Tabla1.20" style:family="table-row">
      <style:table-row-properties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0d16bb" officeooo:paragraph-rsid="000d16bb"/>
    </style:style>
    <style:style style:name="P6" style:family="paragraph" style:parent-style-name="Standard">
      <style:paragraph-properties fo:text-align="center" style:justify-single-word="false"/>
      <style:text-properties officeooo:rsid="000ebbee" officeooo:paragraph-rsid="000ebbee"/>
    </style:style>
    <style:style style:name="P7" style:family="paragraph" style:parent-style-name="Standard">
      <style:paragraph-properties fo:text-align="center" style:justify-single-word="false"/>
      <style:text-properties officeooo:rsid="000f1d27" officeooo:paragraph-rsid="000f1d27"/>
    </style:style>
    <style:style style:name="P8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9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Heading_20_2">
      <style:text-properties fo:color="#1f4e79"/>
    </style:style>
    <style:style style:name="P11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2" style:family="paragraph" style:parent-style-name="Standard">
      <style:text-properties officeooo:rsid="0013183e" officeooo:paragraph-rsid="0013183e"/>
    </style:style>
    <style:style style:name="P13" style:family="paragraph" style:parent-style-name="Standard">
      <style:paragraph-properties fo:text-align="center" style:justify-single-word="false"/>
      <style:text-properties officeooo:rsid="0013183e" officeooo:paragraph-rsid="0013183e"/>
    </style:style>
    <style:style style:name="P14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0f1d27" style:font-weight-asian="bold"/>
    </style:style>
    <style:style style:name="T3" style:family="text">
      <style:text-properties fo:color="#000000" fo:font-weight="bold" officeooo:rsid="000fc91c" style:font-weight-asian="bold"/>
    </style:style>
    <style:style style:name="T4" style:family="text">
      <style:text-properties fo:color="#000000" fo:font-weight="bold" officeooo:rsid="000d16bb" style:font-weight-asian="bold"/>
    </style:style>
    <style:style style:name="T5" style:family="text">
      <style:text-properties fo:color="#000000" fo:font-weight="bold" officeooo:rsid="0013183e" style:font-weight-asian="bold"/>
    </style:style>
    <style:style style:name="T6" style:family="text">
      <style:text-properties officeooo:rsid="000f1d27"/>
    </style:style>
    <style:style style:name="T7" style:family="text">
      <style:text-properties officeooo:rsid="0013183e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0" text:outline-level="2">Lugar de Reunión: Laboratorio <text:span text:style-name="T6">llancahue</text:span> Informática, horario de clases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1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8" text:outline-level="3">Nombre</text:h>
          </table:table-cell>
          <table:table-cell table:style-name="Tabla1.A1" table:number-columns-spanned="3" office:value-type="string">
            <text:h text:style-name="P8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4">Raimundo Vega</text:p>
          </table:table-cell>
          <table:table-cell table:style-name="Tabla1.A1" table:number-columns-spanned="3" office:value-type="string">
            <text:p text:style-name="P4">Profesor</text:p>
          </table:table-cell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5">Valeria Henríquez</text:p>
          </table:table-cell>
          <table:table-cell table:style-name="Tabla1.A5" table:number-columns-spanned="3" office:value-type="string">
            <text:p text:style-name="P5">Profesora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4">Alejandra Hidalgo</text:p>
          </table:table-cell>
          <table:table-cell table:style-name="Tabla1.A1" table:number-columns-spanned="3" office:value-type="string">
            <text:p text:style-name="P4">Ayudante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4">Marcelo Arriagada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8">
          <table:table-cell table:style-name="Tabla1.A1" office:value-type="string">
            <text:p text:style-name="P4">Rene Fuentes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9">
          <table:table-cell table:style-name="Tabla1.A1" office:value-type="string">
            <text:p text:style-name="P4">Luis Guzmán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10">
          <table:table-cell table:style-name="Tabla1.A1" office:value-type="string">
            <text:p text:style-name="P4">Rodrigo Miranda</text:p>
          </table:table-cell>
          <table:table-cell table:style-name="Tabla1.A1" table:number-columns-spanned="3" office:value-type="string">
            <text:p text:style-name="P4">Líder del proyecto</text:p>
          </table:table-cell>
          <table:covered-table-cell/>
          <table:covered-table-cell/>
        </table:table-row>
        <table:table-row table:style-name="Tabla1.11">
          <table:table-cell table:style-name="Tabla1.A1" table:number-columns-spanned="4" office:value-type="string">
            <text:h text:style-name="P11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4" office:value-type="string">
            <text:p text:style-name="P12">Revisar avances del proyecto en comparación con la carta Gantt</text:p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" table:number-columns-spanned="4" office:value-type="string">
            <text:h text:style-name="P11" text:outline-level="2">Temas tratados</text:h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P12">Configuración del proyecto en Github</text:p>
            <text:p text:style-name="P12">Avance del proyecto, revisión de la carta Gantt </text:p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table:number-columns-spanned="4" office:value-type="string">
            <text:h text:style-name="P11" text:outline-level="2">Acuerdos</text:h>
          </table:table-cell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4" office:value-type="string">
            <text:p text:style-name="Standard">Se aprueba:</text:p>
            <text:p text:style-name="Standard"><text:s text:c="11"/><text:span text:style-name="T7">Cambio de proyecto en GitHub</text:span></text:p>
            <text:p text:style-name="Standard">No se aprueba:</text:p>
            <text:p text:style-name="Standard"><text:s text:c="11"/><text:span text:style-name="T7">Atraso en la planificación según la carta Gantt</text:span></text:p>
          </table:table-cell>
          <table:covered-table-cell/>
          <table:covered-table-cell/>
          <table:covered-table-cell/>
        </table:table-row>
        <table:table-row table:style-name="Tabla1.17">
          <table:table-cell table:style-name="Tabla1.A1" table:number-columns-spanned="4" office:value-type="string">
            <text:h text:style-name="P11" text:outline-level="2">Actividades</text:h>
          </table:table-cell>
          <table:covered-table-cell/>
          <table:covered-table-cell/>
          <table:covered-table-cell/>
        </table:table-row>
        <table:table-row table:style-name="Tabla1.18">
          <table:table-cell table:style-name="Tabla1.A1" office:value-type="string">
            <text:h text:style-name="P9" text:outline-level="3">Actividad(es)</text:h>
          </table:table-cell>
          <table:table-cell table:style-name="Tabla1.A1" office:value-type="string">
            <text:h text:style-name="P9" text:outline-level="3">Fecha Comprometida</text:h>
          </table:table-cell>
          <table:table-cell table:style-name="Tabla1.A1" office:value-type="string">
            <text:h text:style-name="P9" text:outline-level="3">Responsable(s)</text:h>
          </table:table-cell>
          <table:table-cell table:style-name="Tabla1.A1" office:value-type="string">
            <text:h text:style-name="P9" text:outline-level="3">Observación</text:h>
          </table:table-cell>
        </table:table-row>
        <table:table-row table:style-name="Tabla1.19">
          <table:table-cell table:style-name="Tabla1.A1" office:value-type="string">
            <text:p text:style-name="P13">Finalizar registro de usuario por completo</text:p>
          </table:table-cell>
          <table:table-cell table:style-name="Tabla1.A1" office:value-type="string">
            <text:p text:style-name="P4"><text:span text:style-name="T6">16</text:span>/1<text:span text:style-name="T7">1</text:span>/2018</text:p>
          </table:table-cell>
          <table:table-cell table:style-name="Tabla1.A1" office:value-type="string">
            <text:p text:style-name="P13"><text:bookmark text:name="_GoBack"/>Team</text:p>
          </table:table-cell>
          <table:table-cell table:style-name="Tabla1.A1" office:value-type="string">
            <text:p text:style-name="P4"/>
          </table:table-cell>
        </table:table-row>
        <table:table-row table:style-name="Tabla1.20">
          <table:table-cell table:style-name="Tabla1.A1" office:value-type="string">
            <text:p text:style-name="P13">Documentación completa <text:soft-page-break/>del pedido de cliente</text:p>
          </table:table-cell>
          <table:table-cell table:style-name="Tabla1.A1" office:value-type="string">
            <text:p text:style-name="P6"><text:span text:style-name="T6">16</text:span>/102018</text:p>
          </table:table-cell>
          <table:table-cell table:style-name="Tabla1.A1" office:value-type="string">
            <text:p text:style-name="P13">Team</text:p>
          </table:table-cell>
          <table:table-cell table:style-name="Tabla1.A1" office:value-type="string">
            <text:p text:style-name="P4"/>
          </table:table-cell>
        </table:table-row>
      </table:table>
      <text:h text:style-name="P10" text:outline-level="2">Fecha de próxima reunión</text:h>
      <text:p text:style-name="Standard"><text:span text:style-name="T6">Viernes</text:span> <text:span text:style-name="T6">16</text:span> de <text:span text:style-name="T7">Noviembre</text:span> del 2018 <text:s/>en Sala <text:span text:style-name="T6">Mancera</text:span> a las 0<text:span text:style-name="T6">8</text:span>:<text:span text:style-name="T6">1</text:span>0 h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0f1d27" style:font-weight-asian="bold"/>
    </style:style>
    <style:style style:name="MT3" style:family="text">
      <style:text-properties fo:color="#000000" fo:font-weight="bold" officeooo:rsid="0013183e" style:font-weight-asian="bold"/>
    </style:style>
    <style:style style:name="MT4" style:family="text">
      <style:text-properties fo:color="#000000" fo:font-weight="bold" officeooo:rsid="000d16bb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1</text:span><text:span text:style-name="MT3">4</text:span><text:span text:style-name="MT1">/</text:span><text:span text:style-name="MT4">1</text:span><text:span text:style-name="MT3">1</text:span><text:span text:style-name="MT1">/2018 <text:s text:c="3"/></text:span></text:p>
        <text:p text:style-name="MP3"/>
      </style:header>
      <style:footer>
        <text:p text:style-name="MP4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10</meta:editing-cycles>
    <meta:creation-date>2018-10-06T11:07:00</meta:creation-date>
    <dc:date>2018-11-14T11:18:27.309768790</dc:date>
    <meta:editing-duration>PT1H15M10S</meta:editing-duration>
    <meta:generator>LibreOffice/6.0.3.2$Linux_X86_64 LibreOffice_project/00m0$Build-2</meta:generator>
    <meta:document-statistic meta:table-count="1" meta:image-count="0" meta:object-count="0" meta:page-count="2" meta:paragraph-count="43" meta:word-count="129" meta:character-count="897" meta:non-whitespace-character-count="781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